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84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357cm" fo:padding-top="0.141cm" fo:padding-bottom="0.141cm" fo:padding-left="0.141cm" fo:padding-right="0.141cm"/>
    </style:style>
    <style:style style:name="gr4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5cm" svg:height="1.298cm" svg:x="2.163cm" svg:y="1.901cm" svg:viewBox="0 0 1351 1299" draw:points="1351,1299 0,1299 0,0 1351,0">
          <text:p/>
        </draw:polygon>
        <draw:frame draw:style-name="gr2" draw:layer="layout" svg:width="1.35cm" svg:height="1.066cm" svg:x="0.912cm" svg:y="2.058cm">
          <draw:text-box>
            <text:p text:style-name="P1"><text:span text:style-name="T1">OFF (ОТКЛ) </text:span></text:p>
          </draw:text-box>
        </draw:frame>
        <draw:frame draw:style-name="gr3" draw:layer="layout" svg:width="1.675cm" svg:height="0.639cm" svg:x="1.925cm" svg:y="1.302cm">
          <draw:text-box>
            <text:p text:style-name="P1"><text:span text:style-name="T1">ON (ВКЛ) </text:span></text:p>
          </draw:text-box>
        </draw:frame>
        <draw:line draw:style-name="gr4" draw:layer="layout" svg:x1="2.262cm" svg:y1="2.485cm" svg:x2="2.262cm" svg:y2="2.611cm">
          <text:p/>
        </draw:line>
        <draw:line draw:style-name="gr4" draw:layer="layout" svg:x1="2.262cm" svg:y1="2.611cm" svg:x2="2.645cm" svg:y2="2.751cm">
          <text:p/>
        </draw:line>
        <draw:line draw:style-name="gr4" draw:layer="layout" svg:x1="2.262cm" svg:y1="2.484cm" svg:x2="2.645cm" svg:y2="2.351cm">
          <text:p/>
        </draw:line>
        <draw:line draw:style-name="gr4" draw:layer="layout" svg:x1="2.646cm" svg:y1="2.751cm" svg:x2="3.412cm" svg:y2="2.751cm">
          <text:p/>
        </draw:line>
        <draw:polyline draw:style-name="gr4" draw:layer="layout" svg:width="0.765cm" svg:height="0.398cm" svg:x="2.646cm" svg:y="2.351cm" svg:viewBox="0 0 766 399" draw:points="0,0 766,0 766,399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45:45.906000000</meta:creation-date>
    <meta:editing-duration>PT10S</meta:editing-duration>
    <meta:editing-cycles>2</meta:editing-cycles>
    <meta:generator>LibreOffice/4.3.6.2$Windows_x86 LibreOffice_project/d50a87b2e514536ed401c18000dad4660b6a169e</meta:generator>
    <dc:date>2015-09-29T09:45:56.359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9T09:45:45.843000000"/>
  </office:meta>
</office:document-meta>
</file>